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4583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468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1145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458333333333333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041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1" table:default-cell-style-name="ce15" table:number-columns-repeated="251"/>
        <table:table-row table:style-name="ro2">
          <table:table-cell table:style-name="ce22" office:value-type="string">
            <text:p>Offense Category</text:p>
          </table:table-cell>
          <table:table-cell table:style-name="ce22" office:value-type="string">
            <text:p>Hate Bias Category</text:p>
          </table:table-cell>
        </table:table-row>
        <table:table-row table:style-name="ro2">
          <table:table-cell/>
          <table:table-cell table:style-name="ce22" office:value-type="string">
            <text:p>Racial</text:p>
          </table:table-cell>
          <table:table-cell table:style-name="ce22" office:value-type="string">
            <text:p>Religious</text:p>
          </table:table-cell>
          <table:table-cell table:style-name="ce22" office:value-type="string">
            <text:p>Ethnicity</text:p>
          </table:table-cell>
          <table:table-cell table:style-name="ce22" office:value-type="string">
            <text:p>Sexual Orientation</text:p>
          </table:table-cell>
          <table:table-cell table:style-name="ce22" office:value-type="string">
            <text:p>Disability</text:p>
          </table:table-cell>
        </table:table-row>
        <table:table-row table:style-name="ro2">
          <table:table-cell table:style-name="ce22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sault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unterfeit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mage/Vandal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rug/Narc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arcen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V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orcible Sex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l Oth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number-columns-repeated="2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3:.B17])" office:value-type="string">
            <text:p>235</text:p>
          </table:table-cell>
          <table:table-cell table:formula="oooc:=SUM([.C3:.C17])" office:value-type="string">
            <text:p>40</text:p>
          </table:table-cell>
          <table:table-cell table:formula="oooc:=SUM([.D3:.D17])" office:value-type="string">
            <text:p>54</text:p>
          </table:table-cell>
          <table:table-cell table:formula="oooc:=SUM([.E3:.E17])" office:value-type="string">
            <text:p>49</text:p>
          </table:table-cell>
          <table:table-cell table:formula="oooc:=SUM([.F3:.F17])" office:value-type="string">
            <text:p>11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Religious Bias</text:p>
          </table:table-cell>
          <table:table-cell table:style-name="ce21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3" office:value-type="string">
            <text:p>Anti-Jewish</text:p>
          </table:table-cell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Anti-Catholic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nti-Protestant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Anti-Islamic</text:p>
          </table:table-cell>
          <table:table-cell table:style-name="ce24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Anti-Other Religion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Anti-Multi-Religious Group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Anti-Atheist/Agnostic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racial-hate-crimes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2" office:value-type="string">
            <text:p>Racial</text:p>
          </table:table-cell>
          <table:table-cell table:style-name="ce22" office:value-type="string">
            <text:p>Type</text:p>
          </table:table-cell>
        </table:table-row>
        <table:table-row table:style-name="ro2">
          <table:table-cell table:style-name="ce22" office:value-type="string">
            <text:p>Anti-White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2" office:value-type="string">
            <text:p>Anti-Black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2" office:value-type="string">
            <text:p>Anti-Am Ind/Alskn Na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nti-Asian/Pacfc Isl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Anti-Multi-Racial</text:p>
          </table:table-cell>
          <table:table-cell table:style-name="ce22" office:value-type="float" office:value="15">
            <text:p>15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2" office:value-type="string">
            <text:p>Ethnicity/National Origin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Anti-Arab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Anti-Hispanic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Anti-Other Ethnicity</text:p>
          </table:table-cell>
          <table:table-cell table:style-name="ce22" office:value-type="float" office:value="10">
            <text:p>10</text:p>
          </table:table-cell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2" office:value-type="string">
            <text:p>Sexual Orientation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Anti-Male Homosexual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Anti-Female Homosexual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Anti-Homosexual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nti-Heterosexual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nti-Bisexual</text:p>
          </table:table-cell>
          <table:table-cell table:style-name="ce22" office:value-type="float" office:value="4">
            <text:p>4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2" office:value-type="string">
            <text:p>Disability Type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Anti-Physical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nti-Mental</text:p>
          </table:table-cell>
          <table:table-cell table:style-name="ce22"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